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91.51pt" svg:height="460.03pt" svg:x="383.19pt" svg:y="12.81pt">
            <loext:p draw:notify-on-update-of-ranges="Sheet1.B2:Sheet1.B2 Sheet1.B3:Sheet1.B50 Sheet1.C2:Sheet1.C2 Sheet1.C3:Sheet1.C50 Sheet1.D2:Sheet1.D2 Sheet1.D3:Sheet1.D50 Sheet1.E2:Sheet1.E2 Sheet1.E3:Sheet1.E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trategy 1</text:p>
          </table:table-cell>
          <table:table-cell office:value-type="string" calcext:value-type="string">
            <text:p>Strategy 2</text:p>
          </table:table-cell>
          <table:table-cell office:value-type="string" calcext:value-type="string">
            <text:p>Strategy 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51429" calcext:value-type="float">
            <text:p>3.551429</text:p>
          </table:table-cell>
          <table:table-cell office:value-type="float" office:value="4.327115" calcext:value-type="float">
            <text:p>4.327115</text:p>
          </table:table-cell>
          <table:table-cell office:value-type="float" office:value="3.551429" calcext:value-type="float">
            <text:p>3.55142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397765" calcext:value-type="float">
            <text:p>4.397765</text:p>
          </table:table-cell>
          <table:table-cell office:value-type="float" office:value="5.37633" calcext:value-type="float">
            <text:p>5.37633</text:p>
          </table:table-cell>
          <table:table-cell office:value-type="float" office:value="4.149269" calcext:value-type="float">
            <text:p>4.1492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258323" calcext:value-type="float">
            <text:p>5.258323</text:p>
          </table:table-cell>
          <table:table-cell office:value-type="float" office:value="6.392949" calcext:value-type="float">
            <text:p>6.392949</text:p>
          </table:table-cell>
          <table:table-cell office:value-type="float" office:value="4.706386" calcext:value-type="float">
            <text:p>4.7063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140011" calcext:value-type="float">
            <text:p>6.140011</text:p>
          </table:table-cell>
          <table:table-cell office:value-type="float" office:value="5.694189" calcext:value-type="float">
            <text:p>5.694189</text:p>
          </table:table-cell>
          <table:table-cell office:value-type="float" office:value="5.27439" calcext:value-type="float">
            <text:p>5.2743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.044713" calcext:value-type="float">
            <text:p>7.044713</text:p>
          </table:table-cell>
          <table:table-cell office:value-type="float" office:value="6.373489" calcext:value-type="float">
            <text:p>6.373489</text:p>
          </table:table-cell>
          <table:table-cell office:value-type="float" office:value="5.521001" calcext:value-type="float">
            <text:p>5.5210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93037" calcext:value-type="float">
            <text:p>7.93037</text:p>
          </table:table-cell>
          <table:table-cell office:value-type="float" office:value="7.061926" calcext:value-type="float">
            <text:p>7.061926</text:p>
          </table:table-cell>
          <table:table-cell office:value-type="float" office:value="5.914025" calcext:value-type="float">
            <text:p>5.91402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863703" calcext:value-type="float">
            <text:p>8.863703</text:p>
          </table:table-cell>
          <table:table-cell office:value-type="float" office:value="6.783475" calcext:value-type="float">
            <text:p>6.783475</text:p>
          </table:table-cell>
          <table:table-cell office:value-type="float" office:value="6.344883" calcext:value-type="float">
            <text:p>6.3448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761738" calcext:value-type="float">
            <text:p>9.761738</text:p>
          </table:table-cell>
          <table:table-cell office:value-type="float" office:value="7.300127" calcext:value-type="float">
            <text:p>7.300127</text:p>
          </table:table-cell>
          <table:table-cell office:value-type="float" office:value="6.511057" calcext:value-type="float">
            <text:p>6.51105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.713898" calcext:value-type="float">
            <text:p>10.713898</text:p>
          </table:table-cell>
          <table:table-cell office:value-type="float" office:value="7.801627" calcext:value-type="float">
            <text:p>7.801627</text:p>
          </table:table-cell>
          <table:table-cell office:value-type="float" office:value="6.827655" calcext:value-type="float">
            <text:p>6.82765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.620529" calcext:value-type="float">
            <text:p>11.620529</text:p>
          </table:table-cell>
          <table:table-cell office:value-type="float" office:value="7.786093" calcext:value-type="float">
            <text:p>7.786093</text:p>
          </table:table-cell>
          <table:table-cell office:value-type="float" office:value="7.13429" calcext:value-type="float">
            <text:p>7.1342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.598707" calcext:value-type="float">
            <text:p>12.598707</text:p>
          </table:table-cell>
          <table:table-cell office:value-type="float" office:value="8.246875" calcext:value-type="float">
            <text:p>8.246875</text:p>
          </table:table-cell>
          <table:table-cell office:value-type="float" office:value="7.302206" calcext:value-type="float">
            <text:p>7.30220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.511337" calcext:value-type="float">
            <text:p>13.511337</text:p>
          </table:table-cell>
          <table:table-cell office:value-type="float" office:value="8.631735" calcext:value-type="float">
            <text:p>8.631735</text:p>
          </table:table-cell>
          <table:table-cell office:value-type="float" office:value="7.564343" calcext:value-type="float">
            <text:p>7.56434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.468322" calcext:value-type="float">
            <text:p>14.468322</text:p>
          </table:table-cell>
          <table:table-cell office:value-type="float" office:value="8.840993" calcext:value-type="float">
            <text:p>8.840993</text:p>
          </table:table-cell>
          <table:table-cell office:value-type="float" office:value="7.88516" calcext:value-type="float">
            <text:p>7.8851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.399486" calcext:value-type="float">
            <text:p>15.399486</text:p>
          </table:table-cell>
          <table:table-cell office:value-type="float" office:value="9.159406" calcext:value-type="float">
            <text:p>9.159406</text:p>
          </table:table-cell>
          <table:table-cell office:value-type="float" office:value="7.964469" calcext:value-type="float">
            <text:p>7.96446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.383914" calcext:value-type="float">
            <text:p>16.383914</text:p>
          </table:table-cell>
          <table:table-cell office:value-type="float" office:value="9.478639" calcext:value-type="float">
            <text:p>9.478639</text:p>
          </table:table-cell>
          <table:table-cell office:value-type="float" office:value="8.259113" calcext:value-type="float">
            <text:p>8.25911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.300356" calcext:value-type="float">
            <text:p>17.300356</text:p>
          </table:table-cell>
          <table:table-cell office:value-type="float" office:value="9.747775" calcext:value-type="float">
            <text:p>9.747775</text:p>
          </table:table-cell>
          <table:table-cell office:value-type="float" office:value="8.488153" calcext:value-type="float">
            <text:p>8.48815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.284768" calcext:value-type="float">
            <text:p>18.284768</text:p>
          </table:table-cell>
          <table:table-cell office:value-type="float" office:value="10.037486" calcext:value-type="float">
            <text:p>10.037486</text:p>
          </table:table-cell>
          <table:table-cell office:value-type="float" office:value="8.557856" calcext:value-type="float">
            <text:p>8.55785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.238484" calcext:value-type="float">
            <text:p>19.238484</text:p>
          </table:table-cell>
          <table:table-cell office:value-type="float" office:value="10.345481" calcext:value-type="float">
            <text:p>10.345481</text:p>
          </table:table-cell>
          <table:table-cell office:value-type="float" office:value="8.818757" calcext:value-type="float">
            <text:p>8.81875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.193661" calcext:value-type="float">
            <text:p>20.193661</text:p>
          </table:table-cell>
          <table:table-cell office:value-type="float" office:value="10.738967" calcext:value-type="float">
            <text:p>10.738967</text:p>
          </table:table-cell>
          <table:table-cell office:value-type="float" office:value="9.12726" calcext:value-type="float">
            <text:p>9.127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.147755" calcext:value-type="float">
            <text:p>21.147755</text:p>
          </table:table-cell>
          <table:table-cell office:value-type="float" office:value="10.988835" calcext:value-type="float">
            <text:p>10.988835</text:p>
          </table:table-cell>
          <table:table-cell office:value-type="float" office:value="9.254354" calcext:value-type="float">
            <text:p>9.25435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2.100237" calcext:value-type="float">
            <text:p>22.100237</text:p>
          </table:table-cell>
          <table:table-cell office:value-type="float" office:value="11.19174" calcext:value-type="float">
            <text:p>11.19174</text:p>
          </table:table-cell>
          <table:table-cell office:value-type="float" office:value="9.348742" calcext:value-type="float">
            <text:p>9.34874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.064594" calcext:value-type="float">
            <text:p>23.064594</text:p>
          </table:table-cell>
          <table:table-cell office:value-type="float" office:value="11.674324" calcext:value-type="float">
            <text:p>11.674324</text:p>
          </table:table-cell>
          <table:table-cell office:value-type="float" office:value="9.566557" calcext:value-type="float">
            <text:p>9.56655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3.998658" calcext:value-type="float">
            <text:p>23.998658</text:p>
          </table:table-cell>
          <table:table-cell office:value-type="float" office:value="11.855857" calcext:value-type="float">
            <text:p>11.855857</text:p>
          </table:table-cell>
          <table:table-cell office:value-type="float" office:value="9.649121" calcext:value-type="float">
            <text:p>9.64912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5.016022" calcext:value-type="float">
            <text:p>25.016022</text:p>
          </table:table-cell>
          <table:table-cell office:value-type="float" office:value="12.120888" calcext:value-type="float">
            <text:p>12.120888</text:p>
          </table:table-cell>
          <table:table-cell office:value-type="float" office:value="9.976609" calcext:value-type="float">
            <text:p>9.97660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5.967537" calcext:value-type="float">
            <text:p>25.967537</text:p>
          </table:table-cell>
          <table:table-cell office:value-type="float" office:value="12.567092" calcext:value-type="float">
            <text:p>12.567092</text:p>
          </table:table-cell>
          <table:table-cell office:value-type="float" office:value="10.067019" calcext:value-type="float">
            <text:p>10.06701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6.931714" calcext:value-type="float">
            <text:p>26.931714</text:p>
          </table:table-cell>
          <table:table-cell office:value-type="float" office:value="12.796373" calcext:value-type="float">
            <text:p>12.796373</text:p>
          </table:table-cell>
          <table:table-cell office:value-type="float" office:value="10.117658" calcext:value-type="float">
            <text:p>10.11765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7.901511" calcext:value-type="float">
            <text:p>27.901511</text:p>
          </table:table-cell>
          <table:table-cell office:value-type="float" office:value="13.020759" calcext:value-type="float">
            <text:p>13.020759</text:p>
          </table:table-cell>
          <table:table-cell office:value-type="float" office:value="10.467497" calcext:value-type="float">
            <text:p>10.46749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.834264" calcext:value-type="float">
            <text:p>28.834264</text:p>
          </table:table-cell>
          <table:table-cell office:value-type="float" office:value="13.484836" calcext:value-type="float">
            <text:p>13.484836</text:p>
          </table:table-cell>
          <table:table-cell office:value-type="float" office:value="10.329817" calcext:value-type="float">
            <text:p>10.329817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9.824419" calcext:value-type="float">
            <text:p>29.824419</text:p>
          </table:table-cell>
          <table:table-cell office:value-type="float" office:value="13.728984" calcext:value-type="float">
            <text:p>13.728984</text:p>
          </table:table-cell>
          <table:table-cell office:value-type="float" office:value="10.783495" calcext:value-type="float">
            <text:p>10.78349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0.754819" calcext:value-type="float">
            <text:p>30.754819</text:p>
          </table:table-cell>
          <table:table-cell office:value-type="float" office:value="13.874743" calcext:value-type="float">
            <text:p>13.874743</text:p>
          </table:table-cell>
          <table:table-cell office:value-type="float" office:value="10.844153" calcext:value-type="float">
            <text:p>10.84415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1.791505" calcext:value-type="float">
            <text:p>31.791505</text:p>
          </table:table-cell>
          <table:table-cell office:value-type="float" office:value="14.531043" calcext:value-type="float">
            <text:p>14.531043</text:p>
          </table:table-cell>
          <table:table-cell office:value-type="float" office:value="10.852555" calcext:value-type="float">
            <text:p>10.85255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2.728434" calcext:value-type="float">
            <text:p>32.728434</text:p>
          </table:table-cell>
          <table:table-cell office:value-type="float" office:value="14.607463" calcext:value-type="float">
            <text:p>14.607463</text:p>
          </table:table-cell>
          <table:table-cell office:value-type="float" office:value="11.074749" calcext:value-type="float">
            <text:p>11.07474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3.74472" calcext:value-type="float">
            <text:p>33.74472</text:p>
          </table:table-cell>
          <table:table-cell office:value-type="float" office:value="14.806249" calcext:value-type="float">
            <text:p>14.806249</text:p>
          </table:table-cell>
          <table:table-cell office:value-type="float" office:value="11.289952" calcext:value-type="float">
            <text:p>11.28995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4.765241" calcext:value-type="float">
            <text:p>34.765241</text:p>
          </table:table-cell>
          <table:table-cell office:value-type="float" office:value="15.459826" calcext:value-type="float">
            <text:p>15.459826</text:p>
          </table:table-cell>
          <table:table-cell office:value-type="float" office:value="11.428366" calcext:value-type="float">
            <text:p>11.42836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5.678639" calcext:value-type="float">
            <text:p>35.678639</text:p>
          </table:table-cell>
          <table:table-cell office:value-type="float" office:value="15.574324" calcext:value-type="float">
            <text:p>15.574324</text:p>
          </table:table-cell>
          <table:table-cell office:value-type="float" office:value="11.482948" calcext:value-type="float">
            <text:p>11.48294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6.723416" calcext:value-type="float">
            <text:p>36.723416</text:p>
          </table:table-cell>
          <table:table-cell office:value-type="float" office:value="15.736333" calcext:value-type="float">
            <text:p>15.736333</text:p>
          </table:table-cell>
          <table:table-cell office:value-type="float" office:value="11.714722" calcext:value-type="float">
            <text:p>11.71472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7.587242" calcext:value-type="float">
            <text:p>37.587242</text:p>
          </table:table-cell>
          <table:table-cell office:value-type="float" office:value="16.39039" calcext:value-type="float">
            <text:p>16.39039</text:p>
          </table:table-cell>
          <table:table-cell office:value-type="float" office:value="11.817298" calcext:value-type="float">
            <text:p>11.81729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8.632777" calcext:value-type="float">
            <text:p>38.632777</text:p>
          </table:table-cell>
          <table:table-cell office:value-type="float" office:value="16.536383" calcext:value-type="float">
            <text:p>16.536383</text:p>
          </table:table-cell>
          <table:table-cell office:value-type="float" office:value="11.914879" calcext:value-type="float">
            <text:p>11.91487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9.552292" calcext:value-type="float">
            <text:p>39.552292</text:p>
          </table:table-cell>
          <table:table-cell office:value-type="float" office:value="16.630675" calcext:value-type="float">
            <text:p>16.630675</text:p>
          </table:table-cell>
          <table:table-cell office:value-type="float" office:value="12.163679" calcext:value-type="float">
            <text:p>12.163679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0.610432" calcext:value-type="float">
            <text:p>40.610432</text:p>
          </table:table-cell>
          <table:table-cell office:value-type="float" office:value="17.426819" calcext:value-type="float">
            <text:p>17.426819</text:p>
          </table:table-cell>
          <table:table-cell office:value-type="float" office:value="12.506996" calcext:value-type="float">
            <text:p>12.50699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1.568973" calcext:value-type="float">
            <text:p>41.568973</text:p>
          </table:table-cell>
          <table:table-cell office:value-type="float" office:value="17.525245" calcext:value-type="float">
            <text:p>17.525245</text:p>
          </table:table-cell>
          <table:table-cell office:value-type="float" office:value="12.321857" calcext:value-type="float">
            <text:p>12.32185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2.439236" calcext:value-type="float">
            <text:p>42.439236</text:p>
          </table:table-cell>
          <table:table-cell office:value-type="float" office:value="17.597819" calcext:value-type="float">
            <text:p>17.597819</text:p>
          </table:table-cell>
          <table:table-cell office:value-type="float" office:value="12.374336" calcext:value-type="float">
            <text:p>12.37433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3.490475" calcext:value-type="float">
            <text:p>43.490475</text:p>
          </table:table-cell>
          <table:table-cell office:value-type="float" office:value="18.268747" calcext:value-type="float">
            <text:p>18.268747</text:p>
          </table:table-cell>
          <table:table-cell office:value-type="float" office:value="12.434223" calcext:value-type="float">
            <text:p>12.434223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4.431117" calcext:value-type="float">
            <text:p>44.431117</text:p>
          </table:table-cell>
          <table:table-cell office:value-type="float" office:value="18.432524" calcext:value-type="float">
            <text:p>18.432524</text:p>
          </table:table-cell>
          <table:table-cell office:value-type="float" office:value="12.711316" calcext:value-type="float">
            <text:p>12.71131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5.512217" calcext:value-type="float">
            <text:p>45.512217</text:p>
          </table:table-cell>
          <table:table-cell office:value-type="float" office:value="18.595819" calcext:value-type="float">
            <text:p>18.595819</text:p>
          </table:table-cell>
          <table:table-cell office:value-type="float" office:value="12.933155" calcext:value-type="float">
            <text:p>12.93315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6.436307" calcext:value-type="float">
            <text:p>46.436307</text:p>
          </table:table-cell>
          <table:table-cell office:value-type="float" office:value="19.300508" calcext:value-type="float">
            <text:p>19.300508</text:p>
          </table:table-cell>
          <table:table-cell office:value-type="float" office:value="12.994464" calcext:value-type="float">
            <text:p>12.99446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7.414972" calcext:value-type="float">
            <text:p>47.414972</text:p>
          </table:table-cell>
          <table:table-cell office:value-type="float" office:value="19.413106" calcext:value-type="float">
            <text:p>19.413106</text:p>
          </table:table-cell>
          <table:table-cell office:value-type="float" office:value="13.380736" calcext:value-type="float">
            <text:p>13.38073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8.39732" calcext:value-type="float">
            <text:p>48.39732</text:p>
          </table:table-cell>
          <table:table-cell office:value-type="float" office:value="19.399321" calcext:value-type="float">
            <text:p>19.399321</text:p>
          </table:table-cell>
          <table:table-cell office:value-type="float" office:value="13.304227" calcext:value-type="float">
            <text:p>13.304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0:12:06.828682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00:02:16.828781410</meta:creation-date>
    <dc:date>2017-03-06T10:18:51.133242813</dc:date>
    <meta:editing-duration>PT1H17M1S</meta:editing-duration>
    <meta:editing-cycles>2</meta:editing-cycles>
    <meta:generator>LibreOffice/5.1.6.2$Linux_X86_64 LibreOffice_project/10m0$Build-2</meta:generator>
    <meta:document-statistic meta:table-count="1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0" chart:interval-maj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96cm" svg:height="16.23cm" xlink:href=".." xlink:type="simple" chart:class="chart:line" chart:style-name="ch1">
        <chart:legend svg:x="6.058cm" svg:y="15.13cm" style:legend-expansion="custom" chartooo:width="12.644cm" chartooo:height="0.86cm" style:legend-expansion-aspect-ratio="14.7023255813953" chart:style-name="ch2"/>
        <chart:plot-area chart:style-name="ch3" table:cell-range-address="Sheet1.B2:Sheet1.E50" chart:data-source-has-labels="both" svg:x="0.416cm" svg:y="0.321cm" svg:width="23.668cm" svg:height="14.643cm">
          <chartooo:coordinate-region svg:x="1.037cm" svg:y="0.52cm" svg:width="22.861cm" svg:height="13.797cm"/>
          <chart:axis chart:dimension="x" chart:name="primary-x" chart:style-name="ch4" chartooo:axis-type="auto">
            <chartooo:date-scale/>
            <chart:categories table:cell-range-address="Sheet1.B3:Sheet1.B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50" chart:label-cell-address="Sheet1.C2:Sheet1.C2" chart:class="chart:line">
            <chart:data-point chart:repeated="48"/>
          </chart:series>
          <chart:series chart:style-name="ch8" chart:values-cell-range-address="Sheet1.D3:Sheet1.D50" chart:label-cell-address="Sheet1.D2:Sheet1.D2" chart:class="chart:line">
            <chart:data-point chart:repeated="48"/>
          </chart:series>
          <chart:series chart:style-name="ch9" chart:values-cell-range-address="Sheet1.E3:Sheet1.E50" chart:label-cell-address="Sheet1.E2:Sheet1.E2" chart:class="chart:line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y 1</text:p>
                <draw:g>
                  <svg:desc>Sheet1.C2:Sheet1.C2</svg:desc>
                </draw:g>
              </table:table-cell>
              <table:table-cell office:value-type="string">
                <text:p>Strategy 2</text:p>
                <draw:g>
                  <svg:desc>Sheet1.D2:Sheet1.D2</svg:desc>
                </draw:g>
              </table:table-cell>
              <table:table-cell office:value-type="string">
                <text:p>Strategy 3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B3:Sheet1.B50</svg:desc>
                </draw:g>
              </table:table-cell>
              <table:table-cell office:value-type="float" office:value="3.551429">
                <text:p>3.551429</text:p>
                <draw:g>
                  <svg:desc>Sheet1.C3:Sheet1.C50</svg:desc>
                </draw:g>
              </table:table-cell>
              <table:table-cell office:value-type="float" office:value="4.327115">
                <text:p>4.327115</text:p>
                <draw:g>
                  <svg:desc>Sheet1.D3:Sheet1.D50</svg:desc>
                </draw:g>
              </table:table-cell>
              <table:table-cell office:value-type="float" office:value="3.551429">
                <text:p>3.551429</text:p>
                <draw:g>
                  <svg:desc>Sheet1.E3:Sheet1.E5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397765">
                <text:p>4.397765</text:p>
              </table:table-cell>
              <table:table-cell office:value-type="float" office:value="5.37633">
                <text:p>5.37633</text:p>
              </table:table-cell>
              <table:table-cell office:value-type="float" office:value="4.149269">
                <text:p>4.1492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258323">
                <text:p>5.258323</text:p>
              </table:table-cell>
              <table:table-cell office:value-type="float" office:value="6.392949">
                <text:p>6.392949</text:p>
              </table:table-cell>
              <table:table-cell office:value-type="float" office:value="4.706386">
                <text:p>4.7063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140011">
                <text:p>6.140011</text:p>
              </table:table-cell>
              <table:table-cell office:value-type="float" office:value="5.694189">
                <text:p>5.694189</text:p>
              </table:table-cell>
              <table:table-cell office:value-type="float" office:value="5.27439">
                <text:p>5.274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044713">
                <text:p>7.044713</text:p>
              </table:table-cell>
              <table:table-cell office:value-type="float" office:value="6.373489">
                <text:p>6.373489</text:p>
              </table:table-cell>
              <table:table-cell office:value-type="float" office:value="5.521001">
                <text:p>5.521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93037">
                <text:p>7.93037</text:p>
              </table:table-cell>
              <table:table-cell office:value-type="float" office:value="7.061926">
                <text:p>7.061926</text:p>
              </table:table-cell>
              <table:table-cell office:value-type="float" office:value="5.914025">
                <text:p>5.91402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.863703">
                <text:p>8.863703</text:p>
              </table:table-cell>
              <table:table-cell office:value-type="float" office:value="6.783475">
                <text:p>6.783475</text:p>
              </table:table-cell>
              <table:table-cell office:value-type="float" office:value="6.344883">
                <text:p>6.3448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.761738">
                <text:p>9.761738</text:p>
              </table:table-cell>
              <table:table-cell office:value-type="float" office:value="7.300127">
                <text:p>7.300127</text:p>
              </table:table-cell>
              <table:table-cell office:value-type="float" office:value="6.511057">
                <text:p>6.5110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.713898">
                <text:p>10.713898</text:p>
              </table:table-cell>
              <table:table-cell office:value-type="float" office:value="7.801627">
                <text:p>7.801627</text:p>
              </table:table-cell>
              <table:table-cell office:value-type="float" office:value="6.827655">
                <text:p>6.8276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.620529">
                <text:p>11.620529</text:p>
              </table:table-cell>
              <table:table-cell office:value-type="float" office:value="7.786093">
                <text:p>7.786093</text:p>
              </table:table-cell>
              <table:table-cell office:value-type="float" office:value="7.13429">
                <text:p>7.13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.598707">
                <text:p>12.598707</text:p>
              </table:table-cell>
              <table:table-cell office:value-type="float" office:value="8.246875">
                <text:p>8.246875</text:p>
              </table:table-cell>
              <table:table-cell office:value-type="float" office:value="7.302206">
                <text:p>7.3022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.511337">
                <text:p>13.511337</text:p>
              </table:table-cell>
              <table:table-cell office:value-type="float" office:value="8.631735">
                <text:p>8.631735</text:p>
              </table:table-cell>
              <table:table-cell office:value-type="float" office:value="7.564343">
                <text:p>7.56434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468322">
                <text:p>14.468322</text:p>
              </table:table-cell>
              <table:table-cell office:value-type="float" office:value="8.840993">
                <text:p>8.840993</text:p>
              </table:table-cell>
              <table:table-cell office:value-type="float" office:value="7.88516">
                <text:p>7.885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399486">
                <text:p>15.399486</text:p>
              </table:table-cell>
              <table:table-cell office:value-type="float" office:value="9.159406">
                <text:p>9.159406</text:p>
              </table:table-cell>
              <table:table-cell office:value-type="float" office:value="7.964469">
                <text:p>7.9644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.383914">
                <text:p>16.383914</text:p>
              </table:table-cell>
              <table:table-cell office:value-type="float" office:value="9.478639">
                <text:p>9.478639</text:p>
              </table:table-cell>
              <table:table-cell office:value-type="float" office:value="8.259113">
                <text:p>8.2591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.300356">
                <text:p>17.300356</text:p>
              </table:table-cell>
              <table:table-cell office:value-type="float" office:value="9.747775">
                <text:p>9.747775</text:p>
              </table:table-cell>
              <table:table-cell office:value-type="float" office:value="8.488153">
                <text:p>8.4881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.284768">
                <text:p>18.284768</text:p>
              </table:table-cell>
              <table:table-cell office:value-type="float" office:value="10.037486">
                <text:p>10.037486</text:p>
              </table:table-cell>
              <table:table-cell office:value-type="float" office:value="8.557856">
                <text:p>8.5578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238484">
                <text:p>19.238484</text:p>
              </table:table-cell>
              <table:table-cell office:value-type="float" office:value="10.345481">
                <text:p>10.345481</text:p>
              </table:table-cell>
              <table:table-cell office:value-type="float" office:value="8.818757">
                <text:p>8.8187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.193661">
                <text:p>20.193661</text:p>
              </table:table-cell>
              <table:table-cell office:value-type="float" office:value="10.738967">
                <text:p>10.738967</text:p>
              </table:table-cell>
              <table:table-cell office:value-type="float" office:value="9.12726">
                <text:p>9.1272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.147755">
                <text:p>21.147755</text:p>
              </table:table-cell>
              <table:table-cell office:value-type="float" office:value="10.988835">
                <text:p>10.988835</text:p>
              </table:table-cell>
              <table:table-cell office:value-type="float" office:value="9.254354">
                <text:p>9.2543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2.100237">
                <text:p>22.100237</text:p>
              </table:table-cell>
              <table:table-cell office:value-type="float" office:value="11.19174">
                <text:p>11.19174</text:p>
              </table:table-cell>
              <table:table-cell office:value-type="float" office:value="9.348742">
                <text:p>9.34874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.064594">
                <text:p>23.064594</text:p>
              </table:table-cell>
              <table:table-cell office:value-type="float" office:value="11.674324">
                <text:p>11.674324</text:p>
              </table:table-cell>
              <table:table-cell office:value-type="float" office:value="9.566557">
                <text:p>9.5665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3.998658">
                <text:p>23.998658</text:p>
              </table:table-cell>
              <table:table-cell office:value-type="float" office:value="11.855857">
                <text:p>11.855857</text:p>
              </table:table-cell>
              <table:table-cell office:value-type="float" office:value="9.649121">
                <text:p>9.649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5.016022">
                <text:p>25.016022</text:p>
              </table:table-cell>
              <table:table-cell office:value-type="float" office:value="12.120888">
                <text:p>12.120888</text:p>
              </table:table-cell>
              <table:table-cell office:value-type="float" office:value="9.976609">
                <text:p>9.97660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5.967537">
                <text:p>25.967537</text:p>
              </table:table-cell>
              <table:table-cell office:value-type="float" office:value="12.567092">
                <text:p>12.567092</text:p>
              </table:table-cell>
              <table:table-cell office:value-type="float" office:value="10.067019">
                <text:p>10.0670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6.931714">
                <text:p>26.931714</text:p>
              </table:table-cell>
              <table:table-cell office:value-type="float" office:value="12.796373">
                <text:p>12.796373</text:p>
              </table:table-cell>
              <table:table-cell office:value-type="float" office:value="10.117658">
                <text:p>10.11765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7.901511">
                <text:p>27.901511</text:p>
              </table:table-cell>
              <table:table-cell office:value-type="float" office:value="13.020759">
                <text:p>13.020759</text:p>
              </table:table-cell>
              <table:table-cell office:value-type="float" office:value="10.467497">
                <text:p>10.4674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834264">
                <text:p>28.834264</text:p>
              </table:table-cell>
              <table:table-cell office:value-type="float" office:value="13.484836">
                <text:p>13.484836</text:p>
              </table:table-cell>
              <table:table-cell office:value-type="float" office:value="10.329817">
                <text:p>10.3298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9.824419">
                <text:p>29.824419</text:p>
              </table:table-cell>
              <table:table-cell office:value-type="float" office:value="13.728984">
                <text:p>13.728984</text:p>
              </table:table-cell>
              <table:table-cell office:value-type="float" office:value="10.783495">
                <text:p>10.7834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.754819">
                <text:p>30.754819</text:p>
              </table:table-cell>
              <table:table-cell office:value-type="float" office:value="13.874743">
                <text:p>13.874743</text:p>
              </table:table-cell>
              <table:table-cell office:value-type="float" office:value="10.844153">
                <text:p>10.84415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1.791505">
                <text:p>31.791505</text:p>
              </table:table-cell>
              <table:table-cell office:value-type="float" office:value="14.531043">
                <text:p>14.531043</text:p>
              </table:table-cell>
              <table:table-cell office:value-type="float" office:value="10.852555">
                <text:p>10.8525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2.728434">
                <text:p>32.728434</text:p>
              </table:table-cell>
              <table:table-cell office:value-type="float" office:value="14.607463">
                <text:p>14.607463</text:p>
              </table:table-cell>
              <table:table-cell office:value-type="float" office:value="11.074749">
                <text:p>11.07474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3.74472">
                <text:p>33.74472</text:p>
              </table:table-cell>
              <table:table-cell office:value-type="float" office:value="14.806249">
                <text:p>14.806249</text:p>
              </table:table-cell>
              <table:table-cell office:value-type="float" office:value="11.289952">
                <text:p>11.28995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4.765241">
                <text:p>34.765241</text:p>
              </table:table-cell>
              <table:table-cell office:value-type="float" office:value="15.459826">
                <text:p>15.459826</text:p>
              </table:table-cell>
              <table:table-cell office:value-type="float" office:value="11.428366">
                <text:p>11.42836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5.678639">
                <text:p>35.678639</text:p>
              </table:table-cell>
              <table:table-cell office:value-type="float" office:value="15.574324">
                <text:p>15.574324</text:p>
              </table:table-cell>
              <table:table-cell office:value-type="float" office:value="11.482948">
                <text:p>11.48294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6.723416">
                <text:p>36.723416</text:p>
              </table:table-cell>
              <table:table-cell office:value-type="float" office:value="15.736333">
                <text:p>15.736333</text:p>
              </table:table-cell>
              <table:table-cell office:value-type="float" office:value="11.714722">
                <text:p>11.71472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7.587242">
                <text:p>37.587242</text:p>
              </table:table-cell>
              <table:table-cell office:value-type="float" office:value="16.39039">
                <text:p>16.39039</text:p>
              </table:table-cell>
              <table:table-cell office:value-type="float" office:value="11.817298">
                <text:p>11.8172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.632777">
                <text:p>38.632777</text:p>
              </table:table-cell>
              <table:table-cell office:value-type="float" office:value="16.536383">
                <text:p>16.536383</text:p>
              </table:table-cell>
              <table:table-cell office:value-type="float" office:value="11.914879">
                <text:p>11.91487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9.552292">
                <text:p>39.552292</text:p>
              </table:table-cell>
              <table:table-cell office:value-type="float" office:value="16.630675">
                <text:p>16.630675</text:p>
              </table:table-cell>
              <table:table-cell office:value-type="float" office:value="12.163679">
                <text:p>12.16367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0.610432">
                <text:p>40.610432</text:p>
              </table:table-cell>
              <table:table-cell office:value-type="float" office:value="17.426819">
                <text:p>17.426819</text:p>
              </table:table-cell>
              <table:table-cell office:value-type="float" office:value="12.506996">
                <text:p>12.50699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1.568973">
                <text:p>41.568973</text:p>
              </table:table-cell>
              <table:table-cell office:value-type="float" office:value="17.525245">
                <text:p>17.525245</text:p>
              </table:table-cell>
              <table:table-cell office:value-type="float" office:value="12.321857">
                <text:p>12.32185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2.439236">
                <text:p>42.439236</text:p>
              </table:table-cell>
              <table:table-cell office:value-type="float" office:value="17.597819">
                <text:p>17.597819</text:p>
              </table:table-cell>
              <table:table-cell office:value-type="float" office:value="12.374336">
                <text:p>12.37433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3.490475">
                <text:p>43.490475</text:p>
              </table:table-cell>
              <table:table-cell office:value-type="float" office:value="18.268747">
                <text:p>18.268747</text:p>
              </table:table-cell>
              <table:table-cell office:value-type="float" office:value="12.434223">
                <text:p>12.43422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4.431117">
                <text:p>44.431117</text:p>
              </table:table-cell>
              <table:table-cell office:value-type="float" office:value="18.432524">
                <text:p>18.432524</text:p>
              </table:table-cell>
              <table:table-cell office:value-type="float" office:value="12.711316">
                <text:p>12.71131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5.512217">
                <text:p>45.512217</text:p>
              </table:table-cell>
              <table:table-cell office:value-type="float" office:value="18.595819">
                <text:p>18.595819</text:p>
              </table:table-cell>
              <table:table-cell office:value-type="float" office:value="12.933155">
                <text:p>12.9331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6.436307">
                <text:p>46.436307</text:p>
              </table:table-cell>
              <table:table-cell office:value-type="float" office:value="19.300508">
                <text:p>19.300508</text:p>
              </table:table-cell>
              <table:table-cell office:value-type="float" office:value="12.994464">
                <text:p>12.99446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7.414972">
                <text:p>47.414972</text:p>
              </table:table-cell>
              <table:table-cell office:value-type="float" office:value="19.413106">
                <text:p>19.413106</text:p>
              </table:table-cell>
              <table:table-cell office:value-type="float" office:value="13.380736">
                <text:p>13.3807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8.39732">
                <text:p>48.39732</text:p>
              </table:table-cell>
              <table:table-cell office:value-type="float" office:value="19.399321">
                <text:p>19.399321</text:p>
              </table:table-cell>
              <table:table-cell office:value-type="float" office:value="13.304227">
                <text:p>13.304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